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87df" officeooo:paragraph-rsid="000087df"/>
    </style:style>
    <style:style style:name="P2" style:family="paragraph" style:parent-style-name="Standard">
      <style:text-properties officeooo:rsid="00016e32" officeooo:paragraph-rsid="00016e32"/>
    </style:style>
    <style:style style:name="T1" style:family="text">
      <style:text-properties officeooo:rsid="00016e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 morning, my name is Matt Richards and today I’d like to show you Baseball Contracter, a tool for predicting baseball free agent contracts. </text:p>
      <text:p text:style-name="P1"/>
      <text:p text:style-name="P1">This is Bryce Harper; he’s one of the best players in baseball and when he plays games, he generates lots of interesting content with his achievements on the field. But right now, it’s baseball’s offseason; no games are being played, so there’s nothing to write about Bryce’s exploits on the field. </text:p>
      <text:p text:style-name="P1"/>
      <text:p text:style-name="P1">Instead, headlines about Bryce are about how much money he will make once his current contract runs out. One source recently suggested he might make 400 million dollars; another said he might make 500 million; and a third suggested that 750 million was a possibility. The problem with these estimates is that they’re all over the map, and that’s because they’re predictions made by humans, who are influenced by their own biases. If we want to get a better idea of how much a player will make, we need an objective method to make predictions. This is where Baseball Contracter comes in. </text:p>
      <text:p text:style-name="P1"/>
      <text:p text:style-name="P1">I’m going to demonstrate how my app works; here is the input field, where I can enter any year starting in 2006. Once I enter my year, Baseball Contracter returns a table of predictions, sorted by the highest predicted values. Here, I entered 2017, which is the current free agency period; the offseason starts in October and ends in March, so you can see here that many top free agents haven’t yet signed contracts. This provides a landing page where I can return again and again to see the predictions and how they compare with actual values. </text:p>
      <text:p text:style-name="P1"/>
      <text:p text:style-name="P1">To make this app, I started by identifying sites with baseball data, including player performance, contract information, and many other metrics. I scraped these data in Python using requests and Beautiful Soup, then I put them into a PostgreSQL database with 10 tables. I joined together these data and engineered features using NumPy and Pandas. Baseball data is filled with different numbers, so I reduced the features from over 100 to about 20. Finally, I fed these data into Scikit learn to perform machine learning. </text:p>
      <text:p text:style-name="P1"/>
      <text:p text:style-name="P1">In this case, I actually used 2 models. First, I needed to predict which players would actually receive contracts, which is only the case for about 54% of players. For this problem, I used Logistic Regression, which excels at classifying binary outcomes. Then, for players predicted to receive contracts, I wanted to predict how much those contracts were worth. For this, I used Gradient Boosted Regression, an ensemble method that can effectively capture non-linear behavior. </text:p>
      <text:p text:style-name="P1"/>
      <text:p text:style-name="P1">The first model, logistic regression, achieved an AUC of over 0.8. This corresponded to 72% accuracy, nearly a 20% gain over the 54% baseline. The second model, gradient boosted regression, achieved a median absolute error of 29%; in particular, the largest percent error was for small contracts, where player performance was most difficult to differentiate. I also examined the most important features in the model and found 3-year value (as measured by a single advanced statistic) <text:span text:style-name="T1">was the most important positive correlation, whereas age was the most important negative correlation. These make sense; the most valuable, young players tend to get the biggest contracts. </text:span></text:p>
      <text:p text:style-name="P1"/>
      <text:p text:style-name="P2">My models can serve a number of roles; first, as a source of content to attract baseball fans to media websites during the long offseason. It can also assist teams deciding where to best spend their free agent dollars, and players themselves by giving them more information to use in obtaining contracts.</text:p>
      <text:p text:style-name="P2"/>
      <text:p text:style-name="P2">As I said, my name is Matt Richards. I received my doctorate in chemical engineering from the university of Illinois. When I’m not following baseball, I like to make and eat tasty food and hike to pretty places near Seat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11:41:50.626514927</meta:creation-date>
    <meta:generator>LibreOffice/5.1.6.2$Linux_X86_64 LibreOffice_project/10m0$Build-2</meta:generator>
    <dc:date>2018-01-31T12:05:28.272774965</dc:date>
    <meta:editing-duration>PT5M36S</meta:editing-duration>
    <meta:editing-cycles>1</meta:editing-cycles>
    <meta:document-statistic meta:table-count="0" meta:image-count="0" meta:object-count="0" meta:page-count="1" meta:paragraph-count="9" meta:word-count="630" meta:character-count="3774" meta:non-whitespace-character-count="3145"/>
  </office:meta>
</office:document-meta>
</file>